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Tabell1" style:family="table">
      <style:table-properties style:width="15.822cm" table:align="left"/>
    </style:style>
    <style:style style:name="Tabell1.A" style:family="table-column">
      <style:table-column-properties style:column-width="0.937cm"/>
    </style:style>
    <style:style style:name="Tabell1.B" style:family="table-column">
      <style:table-column-properties style:column-width="3.72cm"/>
    </style:style>
    <style:style style:name="Tabell1.C" style:family="table-column">
      <style:table-column-properties style:column-width="4.815cm"/>
    </style:style>
    <style:style style:name="Tabell1.D" style:family="table-column">
      <style:table-column-properties style:column-width="5.345cm"/>
    </style:style>
    <style:style style:name="Tabell1.E" style:family="table-column">
      <style:table-column-properties style:column-width="1.005cm"/>
    </style:style>
    <style:style style:name="Tabell1.1" style:family="table-row">
      <style:table-row-properties style:min-row-height="1.018cm"/>
    </style:style>
    <style:style style:name="Tabell1.A1" style:family="table-cell">
      <style:table-cell-properties fo:padding-left="0.191cm" fo:padding-right="0.191cm" fo:padding-top="0cm" fo:padding-bottom="0cm" fo:border="0.5pt solid #bfbfbf" style:writing-mode="lr-tb"/>
    </style:style>
    <style:style style:name="Tabell1.2" style:family="table-row">
      <style:table-row-properties style:min-row-height="1.046cm"/>
    </style:style>
    <style:style style:name="Tabell1.A2" style:family="table-cell">
      <style:table-cell-properties fo:background-color="#f2f2f2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2" style:family="table">
      <style:table-properties style:width="15.822cm" table:align="left"/>
    </style:style>
    <style:style style:name="Tabell2.A" style:family="table-column">
      <style:table-column-properties style:column-width="0.937cm"/>
    </style:style>
    <style:style style:name="Tabell2.B" style:family="table-column">
      <style:table-column-properties style:column-width="3.72cm"/>
    </style:style>
    <style:style style:name="Tabell2.C" style:family="table-column">
      <style:table-column-properties style:column-width="4.815cm"/>
    </style:style>
    <style:style style:name="Tabell2.D" style:family="table-column">
      <style:table-column-properties style:column-width="5.345cm"/>
    </style:style>
    <style:style style:name="Tabell2.E" style:family="table-column">
      <style:table-column-properties style:column-width="1.005cm"/>
    </style:style>
    <style:style style:name="Tabell2.1" style:family="table-row">
      <style:table-row-properties style:min-row-height="1.018cm"/>
    </style:style>
    <style:style style:name="Tabell2.A1" style:family="table-cell">
      <style:table-cell-properties fo:padding-left="0.191cm" fo:padding-right="0.191cm" fo:padding-top="0cm" fo:padding-bottom="0cm" fo:border="0.5pt solid #bfbfbf" style:writing-mode="lr-tb"/>
    </style:style>
    <style:style style:name="Tabell2.2" style:family="table-row">
      <style:table-row-properties style:min-row-height="1.046cm"/>
    </style:style>
    <style:style style:name="Tabell2.A2" style:family="table-cell">
      <style:table-cell-properties fo:background-color="#f2f2f2" fo:padding-left="0.191cm" fo:padding-right="0.191cm" fo:padding-top="0cm" fo:padding-bottom="0cm" fo:border="0.5pt solid #bfbfbf" style:writing-mode="lr-tb">
        <style:background-image/>
      </style:table-cell-properties>
    </style:style>
    <style:style style:name="P1" style:family="paragraph" style:parent-style-name="Normal">
      <style:paragraph-properties fo:break-before="page"/>
    </style:style>
    <style:style style:name="P2" style:family="paragraph" style:parent-style-name="Normal">
      <style:text-properties style:font-name="Times New Roman" style:font-name-complex="Times New Roman"/>
    </style:style>
    <style:style style:name="P3" style:family="paragraph" style:parent-style-name="Normal">
      <style:paragraph-properties fo:line-height="115%"/>
      <style:text-properties style:font-name="Times New Roman" officeooo:rsid="0004702a" officeooo:paragraph-rsid="0004702a" style:font-name-complex="Times New Roman"/>
    </style:style>
    <style:style style:name="P4" style:family="paragraph" style:parent-style-name="Normal">
      <style:paragraph-properties fo:line-height="115%"/>
      <style:text-properties style:font-name="Times New Roman" style:font-name-complex="Times New Roman"/>
    </style:style>
    <style:style style:name="P5" style:family="paragraph" style:parent-style-name="Normal">
      <style:paragraph-properties fo:line-height="115%"/>
      <style:text-properties style:font-name="Times New Roman" officeooo:rsid="0007527c" officeooo:paragraph-rsid="0007527c" style:font-name-complex="Times New Roman"/>
    </style:style>
    <style:style style:name="P6" style:family="paragraph" style:parent-style-name="Normal">
      <style:text-properties style:font-name="Times New Roman" officeooo:paragraph-rsid="000d04c6" style:font-name-complex="Times New Roman"/>
    </style:style>
    <style:style style:name="P7" style:family="paragraph" style:parent-style-name="Normal">
      <style:paragraph-properties fo:text-align="center" style:justify-single-word="false"/>
      <style:text-properties style:font-name="Times New Roman" fo:font-size="20pt" officeooo:rsid="0009e214" officeooo:paragraph-rsid="0009e214" style:font-size-asian="20pt" style:font-name-complex="Times New Roman" style:font-size-complex="20pt"/>
    </style:style>
    <style:style style:name="P8" style:family="paragraph" style:parent-style-name="Normal">
      <style:text-properties officeooo:paragraph-rsid="0007527c"/>
    </style:style>
    <style:style style:name="P9" style:family="paragraph" style:parent-style-name="Normal">
      <style:text-properties officeooo:paragraph-rsid="000d04c6"/>
    </style:style>
    <style:style style:name="P10" style:family="paragraph" style:parent-style-name="Normal">
      <style:paragraph-properties fo:margin-top="0cm" fo:margin-bottom="0cm" style:contextual-spacing="false" fo:line-height="115%"/>
      <style:text-properties style:font-name="Times New Roman" officeooo:rsid="0007527c" officeooo:paragraph-rsid="0007527c" style:font-name-complex="Times New Roman"/>
    </style:style>
    <style:style style:name="P11" style:family="paragraph" style:parent-style-name="Normal">
      <style:paragraph-properties fo:margin-top="0cm" fo:margin-bottom="0cm" style:contextual-spacing="false" fo:line-height="115%"/>
      <style:text-properties style:font-name="Times New Roman" officeooo:rsid="000d04c6" officeooo:paragraph-rsid="000d04c6" style:font-name-complex="Times New Roman"/>
    </style:style>
    <style:style style:name="P12" style:family="paragraph" style:parent-style-name="Normal">
      <style:paragraph-properties fo:margin-top="0cm" fo:margin-bottom="0cm" style:contextual-spacing="false" fo:line-height="115%"/>
      <style:text-properties style:font-name="Times New Roman" fo:font-weight="bold" officeooo:paragraph-rsid="0007527c" style:font-weight-asian="bold" style:font-name-complex="Times New Roman" style:font-weight-complex="bold"/>
    </style:style>
    <style:style style:name="P13" style:family="paragraph" style:parent-style-name="Normal">
      <style:paragraph-properties fo:margin-top="0cm" fo:margin-bottom="0cm" style:contextual-spacing="false" fo:line-height="115%"/>
      <style:text-properties style:font-name="Times New Roman" fo:font-weight="bold" officeooo:paragraph-rsid="000d04c6" style:font-weight-asian="bold" style:font-name-complex="Times New Roman" style:font-weight-complex="bold"/>
    </style:style>
    <style:style style:name="P14" style:family="paragraph" style:parent-style-name="Normal">
      <style:paragraph-properties fo:margin-top="0cm" fo:margin-bottom="0cm" style:contextual-spacing="false" fo:line-height="115%"/>
      <style:text-properties fo:color="#00b050" style:font-name="Times New Roman" officeooo:paragraph-rsid="0007527c" style:font-name-complex="Times New Roman"/>
    </style:style>
    <style:style style:name="P15" style:family="paragraph" style:parent-style-name="Normal">
      <style:paragraph-properties fo:margin-top="0cm" fo:margin-bottom="0cm" style:contextual-spacing="false" fo:line-height="115%"/>
      <style:text-properties fo:color="#00b050" style:font-name="Times New Roman" officeooo:paragraph-rsid="00079027" style:font-name-complex="Times New Roman"/>
    </style:style>
    <style:style style:name="P16" style:family="paragraph" style:parent-style-name="Normal">
      <style:paragraph-properties fo:margin-top="0cm" fo:margin-bottom="0cm" style:contextual-spacing="false" fo:line-height="115%"/>
      <style:text-properties fo:color="#00b050" style:font-name="Times New Roman" officeooo:paragraph-rsid="000d04c6" style:font-name-complex="Times New Roman"/>
    </style:style>
    <style:style style:name="P17" style:family="paragraph" style:parent-style-name="Normal">
      <style:paragraph-properties fo:margin-top="0cm" fo:margin-bottom="0cm" style:contextual-spacing="false" fo:line-height="115%"/>
      <style:text-properties officeooo:paragraph-rsid="0007527c"/>
    </style:style>
    <style:style style:name="P18" style:family="paragraph" style:parent-style-name="Normal">
      <style:paragraph-properties fo:margin-top="0cm" fo:margin-bottom="0cm" style:contextual-spacing="false" fo:line-height="115%"/>
      <style:text-properties officeooo:paragraph-rsid="000d04c6"/>
    </style:style>
    <style:style style:name="P19" style:family="paragraph" style:parent-style-name="Normal">
      <style:paragraph-properties fo:margin-top="0cm" fo:margin-bottom="0cm" style:contextual-spacing="false" fo:line-height="115%"/>
      <style:text-properties fo:color="#000000" style:font-name="Times New Roman" officeooo:paragraph-rsid="0007527c" style:font-name-complex="Times New Roman"/>
    </style:style>
    <style:style style:name="P20" style:family="paragraph" style:parent-style-name="Normal">
      <style:paragraph-properties fo:margin-top="0cm" fo:margin-bottom="0cm" style:contextual-spacing="false" fo:line-height="115%"/>
      <style:text-properties fo:color="#000000" style:font-name="Times New Roman" officeooo:paragraph-rsid="000d04c6" style:font-name-complex="Times New Roman"/>
    </style:style>
    <style:style style:name="P21" style:family="paragraph" style:parent-style-name="Normal">
      <style:paragraph-properties fo:margin-top="0cm" fo:margin-bottom="0cm" style:contextual-spacing="false" fo:line-height="115%"/>
      <style:text-properties fo:color="#000000" style:font-name="Times New Roman" officeooo:rsid="0007527c" officeooo:paragraph-rsid="0007527c" style:font-name-complex="Times New Roman"/>
    </style:style>
    <style:style style:name="P22" style:family="paragraph" style:parent-style-name="Normal">
      <style:paragraph-properties fo:margin-top="0cm" fo:margin-bottom="0cm" style:contextual-spacing="false" fo:line-height="115%"/>
      <style:text-properties fo:color="#000000" style:font-name="Times New Roman" officeooo:rsid="000d04c6" officeooo:paragraph-rsid="000d04c6" style:font-name-complex="Times New Roman"/>
    </style:style>
    <style:style style:name="P23" style:family="paragraph" style:parent-style-name="Heading_20_2">
      <style:text-properties style:font-name="Times New Roman" fo:font-size="12pt" style:font-size-asian="12pt" style:font-name-complex="Times New Roman" style:font-size-complex="12pt"/>
    </style:style>
    <style:style style:name="P24" style:family="paragraph" style:parent-style-name="Heading_20_2">
      <style:text-properties style:font-name="Times New Roman" fo:font-size="12pt" officeooo:paragraph-rsid="000d04c6" style:font-size-asian="12pt" style:font-name-complex="Times New Roman" style:font-size-complex="12pt"/>
    </style:style>
    <style:style style:name="P25" style:family="paragraph" style:parent-style-name="Liststycke" style:list-style-name="L1">
      <style:text-properties style:font-name="Times New Roman" officeooo:rsid="00079027" officeooo:paragraph-rsid="00079027" style:font-name-complex="Times New Roman"/>
    </style:style>
    <style:style style:name="P26" style:family="paragraph" style:parent-style-name="Liststycke" style:list-style-name="L1">
      <style:text-properties style:font-name="Times New Roman" officeooo:rsid="000d04c6" officeooo:paragraph-rsid="000d04c6" style:font-name-complex="Times New Roman"/>
    </style:style>
    <style:style style:name="P27" style:family="paragraph" style:parent-style-name="Heading_20_1">
      <style:text-properties style:font-name="Times New Roman" style:font-name-complex="Times New Roman"/>
    </style:style>
    <style:style style:name="P28" style:family="paragraph" style:parent-style-name="Heading_20_1">
      <style:paragraph-properties fo:text-align="center" style:justify-single-word="false"/>
      <style:text-properties style:font-name="Times New Roman" officeooo:paragraph-rsid="0009e214" style:font-name-complex="Times New Roman"/>
    </style:style>
    <style:style style:name="P29" style:family="paragraph" style:parent-style-name="Heading_20_1">
      <style:text-properties officeooo:paragraph-rsid="0007527c"/>
    </style:style>
    <style:style style:name="P30" style:family="paragraph" style:parent-style-name="Heading_20_1">
      <style:text-properties officeooo:paragraph-rsid="000d04c6"/>
    </style:style>
    <style:style style:name="P31" style:family="paragraph" style:parent-style-name="Heading_20_1" style:list-style-name="">
      <style:paragraph-properties fo:keep-together="always" fo:hyphenation-ladder-count="no-limit"/>
      <style:text-properties officeooo:paragraph-rsid="000d04c6" fo:hyphenate="false"/>
    </style:style>
    <style:style style:name="P32" style:family="paragraph" style:parent-style-name="Heading_20_1">
      <style:paragraph-properties fo:break-before="page"/>
      <style:text-properties officeooo:paragraph-rsid="000d04c6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style:font-name-complex="Times New Roman" style:font-weight-complex="bold"/>
    </style:style>
    <style:style style:name="T3" style:family="text">
      <style:text-properties style:font-name="Times New Roman" officeooo:rsid="000ec6ca" style:font-name-complex="Times New Roman" style:font-weight-complex="bold"/>
    </style:style>
    <style:style style:name="T4" style:family="text">
      <style:text-properties style:font-name="Times New Roman" fo:font-size="14pt" style:font-size-asian="14pt" style:font-name-complex="Times New Roman" style:font-size-complex="14pt"/>
    </style:style>
    <style:style style:name="T5" style:family="text">
      <style:text-properties style:font-name="Times New Roman" fo:font-size="14pt" officeooo:rsid="0007527c" style:font-size-asian="14pt" style:font-name-complex="Times New Roman" style:font-size-complex="14pt"/>
    </style:style>
    <style:style style:name="T6" style:family="text">
      <style:text-properties style:font-name="Times New Roman" fo:font-size="14pt" officeooo:rsid="000d04c6" style:font-size-asian="14pt" style:font-name-complex="Times New Roman" style:font-size-complex="14pt"/>
    </style:style>
    <style:style style:name="T7" style:family="text">
      <style:text-properties style:font-name="Times New Roman" fo:font-size="11pt" officeooo:rsid="0007527c" style:font-size-asian="9.60000038146973pt" style:font-name-complex="Times New Roman" style:font-size-complex="11pt"/>
    </style:style>
    <style:style style:name="T8" style:family="text">
      <style:text-properties style:font-name="Times New Roman" fo:font-size="11pt" officeooo:rsid="000d04c6" style:font-size-asian="9.60000038146973pt" style:font-name-complex="Times New Roman" style:font-size-complex="11pt"/>
    </style:style>
    <style:style style:name="T9" style:family="text">
      <style:text-properties fo:color="#00b050" style:font-name="Times New Roman" style:font-name-complex="Times New Roman"/>
    </style:style>
    <style:style style:name="T10" style:family="text">
      <style:text-properties fo:color="#ff0000" style:font-name="Times New Roman" style:font-name-complex="Times New Roman"/>
    </style:style>
    <style:style style:name="T11" style:family="text">
      <style:text-properties fo:color="#c45911" style:font-name="Times New Roman" style:font-name-complex="Times New Roman"/>
    </style:style>
    <style:style style:name="T12" style:family="text">
      <style:text-properties officeooo:rsid="00063cfc"/>
    </style:style>
    <style:style style:name="T13" style:family="text">
      <style:text-properties officeooo:rsid="0007527c"/>
    </style:style>
    <style:style style:name="T14" style:family="text">
      <style:text-properties officeooo:rsid="00079027"/>
    </style:style>
    <style:style style:name="T15" style:family="text">
      <style:text-properties fo:font-size="20pt" officeooo:rsid="0004702a" style:font-size-asian="20pt" style:font-size-complex="20pt"/>
    </style:style>
    <style:style style:name="T16" style:family="text">
      <style:text-properties fo:font-size="20pt" officeooo:rsid="0009e214" style:font-size-asian="20pt" style:font-size-complex="20pt"/>
    </style:style>
    <style:style style:name="T17" style:family="text">
      <style:text-properties officeooo:rsid="000d04c6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<text:span text:style-name="T15">B</text:span><text:span text:style-name="T16">lackboxtestning av Medlemshanteraren 1.0</text:span></text:h>
      <text:p text:style-name="P7"/>
      <text:h text:style-name="P27" text:outline-level="1">1. Applikationsspecifikation</text:h>
      <text:p text:style-name="P3">Applikationen medlemshanteraren lägger till/uppdaterar/tar bort samt listar medlemmar som lagts till i ett register (MySQL-databas), med samma funktionalitet för hantering av Medlemshanterarens administratörer. <text:span text:style-name="T12">För att hantera medlemmar måste en administratör logga in, genom att ange korrekt användaruppgifter. Medlemmar kan sedan läggas till/uppdateras/raderas genom formulär direkt i applikationens interface.</text:span></text:p>
      <text:h text:style-name="P27" text:outline-level="1">2. Förklaring av blackboxtestning</text:h>
      <text:p text:style-name="P4">För att testa att ovanstående applikationsspecifikation överensstämmer med verkligheten kommer ett antal test att utföras för att bekräfta detta. Dessa test utförs utan <text:span text:style-name="T12">att arbeta utifrån applikationens källkod, dvs. direkt i applikationens interface.</text:span></text:p>
      <text:p text:style-name="P5"><text:span text:style-name="T12">T</text:span>estningen delas upp i olika sektioner, där ny sektion anges med ny underrubrik.</text:p>
      <text:p text:style-name="Normal"><text:span text:style-name="Standardstycketeckensnitt"><text:span text:style-name="T1">Testningen fungerar på så sätt att en given input anges tillsammans med en förväntad output och faktisk output. </text:span></text:span><text:span text:style-name="Standardstycketeckensnitt"><text:span text:style-name="T9">Grön text </text:span></text:span><text:span text:style-name="Standardstycketeckensnitt"><text:span text:style-name="T1">symboliserar ett lyckat test, dvs. där programmet körs och levererar förväntat resultat, </text:span></text:span><text:span text:style-name="Standardstycketeckensnitt"><text:span text:style-name="T10">röd text </text:span></text:span><text:span text:style-name="Standardstycketeckensnitt"><text:span text:style-name="T1">symboliserar det motsatta. </text:span></text:span><text:span text:style-name="Standardstycketeckensnitt"><text:span text:style-name="T11">Orange text </text:span></text:span><text:span text:style-name="Standardstycketeckensnitt"><text:span text:style-name="T1">symboliserar att det finns brister i funktionen.</text:span></text:span></text:p>
      <text:p text:style-name="P1"/>
      <text:h text:style-name="P27" text:outline-level="1">3. Blackboxtestning</text:h>
      <text:h text:style-name="P29" text:outline-level="1"><text:span text:style-name="Standardstycketeckensnitt"><text:span text:style-name="T5">3</text:span></text:span><text:span text:style-name="Standardstycketeckensnitt"><text:span text:style-name="T4">.</text:span></text:span><text:span text:style-name="Standardstycketeckensnitt"><text:span text:style-name="T5">1</text:span></text:span><text:span text:style-name="Standardstycketeckensnitt"><text:span text:style-name="T4"> </text:span></text:span><text:span text:style-name="Standardstycketeckensnitt"><text:span text:style-name="T5">Inloggning</text:span></text:span></text:h>
      <text:p text:style-name="P8"><text:span text:style-name="Standardstycketeckensnitt"><text:span text:style-name="T7">För att framgångsrikt kunna logga in måste ett användarnamn som finns i registret matchas mot användarens input. Inloggningen består alltid av en e-post + lösenord. I detta fallet finns användaren ”</text:span></text:span><text:a xlink:type="simple" xlink:href="mailto:admin@admin.com"><text:span text:style-name="Standardstycketeckensnitt"><text:span text:style-name="T7">admin@admin.com</text:span></text:span></text:a><text:span text:style-name="Standardstycketeckensnitt"><text:span text:style-name="T7">”, ”admin!” i registret.</text:span></text:span>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row table:style-name="Tabell1.1">
          <table:table-cell table:style-name="Tabell1.A1" office:value-type="string">
            <text:p text:style-name="P12">ID</text:p>
          </table:table-cell>
          <table:table-cell table:style-name="Tabell1.A1" office:value-type="string">
            <text:p text:style-name="P12">INPUT</text:p>
          </table:table-cell>
          <table:table-cell table:style-name="Tabell1.A1" office:value-type="string">
            <text:p text:style-name="P12">FÖRVÄNTAD OUTPUT</text:p>
          </table:table-cell>
          <table:table-cell table:style-name="Tabell1.A1" office:value-type="string">
            <text:p text:style-name="P12">FAKTISKT OUTPUT</text:p>
          </table:table-cell>
          <table:table-cell table:style-name="Tabell1.A1" office:value-type="string">
            <text:p text:style-name="P12">Fel</text:p>
          </table:table-cell>
        </table:table-row>
        <table:table-row table:style-name="Tabell1.2">
          <table:table-cell table:style-name="Tabell1.A2" office:value-type="string">
            <text:p text:style-name="P17"><text:span text:style-name="Standardstycketeckensnitt"><text:span text:style-name="T2">#1</text:span></text:span></text:p>
          </table:table-cell>
          <table:table-cell table:style-name="Tabell1.A2" office:value-type="string">
            <text:p text:style-name="P10">Anv: 1234<text:line-break/>Lösen: 1234</text:p>
          </table:table-cell>
          <table:table-cell table:style-name="Tabell1.A2" office:value-type="string">
            <text:p text:style-name="P19">”<text:span text:style-name="T13">Inloggningen misslyckades, kontrollera så du skrev in rätt användarnamn och lösenord!”</text:span></text:p>
          </table:table-cell>
          <table:table-cell table:style-name="Tabell1.A2" office:value-type="string">
            <text:p text:style-name="P14">”<text:span text:style-name="T13">Ange en korrekt e-postadress”</text:span></text:p>
            <text:p text:style-name="P14">”<text:span text:style-name="T13">Inloggningen misslyckades, kontrollera så du skrev in rätt användarnamn och lösenord!”</text:span></text:p>
          </table:table-cell>
          <table:table-cell table:style-name="Tabell1.A2" office:value-type="string">
            <text:p text:style-name="P14">Nej</text:p>
          </table:table-cell>
        </table:table-row>
        <table:table-row table:style-name="Tabell1.1">
          <table:table-cell table:style-name="Tabell1.A1" office:value-type="string">
            <text:p text:style-name="P17"><text:span text:style-name="Standardstycketeckensnitt"><text:span text:style-name="T2">#2</text:span></text:span></text:p>
          </table:table-cell>
          <table:table-cell table:style-name="Tabell1.A1" office:value-type="string">
            <text:p text:style-name="P10">Anv: 1234@1234<text:line-break/>Lösen: 1234</text:p>
          </table:table-cell>
          <table:table-cell table:style-name="Tabell1.A1" office:value-type="string">
            <text:p text:style-name="P19"><text:span text:style-name="Standardstycketeckensnitt">”</text:span><text:span text:style-name="Standardstycketeckensnitt"><text:span text:style-name="T13">Inloggningen misslyckades, kontrollera så du skrev in rätt användarnamn och lösenord!”</text:span></text:span></text:p>
          </table:table-cell>
          <table:table-cell table:style-name="Tabell1.A1" office:value-type="string">
            <text:p text:style-name="P14"><text:span text:style-name="Standardstycketeckensnitt">”</text:span><text:span text:style-name="Standardstycketeckensnitt"><text:span text:style-name="T13">Inloggningen misslyckades, kontrollera så du skrev in rätt användarnamn och lösenord!”</text:span></text:span></text:p>
          </table:table-cell>
          <table:table-cell table:style-name="Tabell1.A1" office:value-type="string">
            <text:p text:style-name="P15"><text:span text:style-name="Standardstycketeckensnitt"><text:span text:style-name="T9">Nej</text:span></text:span></text:p>
          </table:table-cell>
        </table:table-row>
        <table:table-row table:style-name="Tabell1.2">
          <table:table-cell table:style-name="Tabell1.A2" office:value-type="string">
            <text:p text:style-name="P17"><text:span text:style-name="Standardstycketeckensnitt"><text:span text:style-name="T2">#3</text:span></text:span></text:p>
          </table:table-cell>
          <table:table-cell table:style-name="Tabell1.A2" office:value-type="string">
            <text:p text:style-name="P10">Anv: 1234@1234.com<text:line-break/>Lösen: 1234</text:p>
          </table:table-cell>
          <table:table-cell table:style-name="Tabell1.A2" office:value-type="string">
            <text:p text:style-name="P19"><text:span text:style-name="Standardstycketeckensnitt">”</text:span><text:span text:style-name="Standardstycketeckensnitt"><text:span text:style-name="T13">Inloggningen misslyckades, kontrollera så du skrev in rätt användarnamn och lösenord!”</text:span></text:span></text:p>
          </table:table-cell>
          <table:table-cell table:style-name="Tabell1.A2" office:value-type="string">
            <text:p text:style-name="P14"><text:span text:style-name="Standardstycketeckensnitt">”</text:span><text:span text:style-name="Standardstycketeckensnitt"><text:span text:style-name="T13">Inloggningen misslyckades, kontrollera så du skrev in rätt användarnamn och lösenord!”</text:span></text:span></text:p>
          </table:table-cell>
          <table:table-cell table:style-name="Tabell1.A2" office:value-type="string">
            <text:p text:style-name="P15"><text:span text:style-name="Standardstycketeckensnitt"><text:span text:style-name="T9">Nej</text:span></text:span></text:p>
          </table:table-cell>
        </table:table-row>
        <table:table-row table:style-name="Tabell1.1">
          <table:table-cell table:style-name="Tabell1.A1" office:value-type="string">
            <text:p text:style-name="P17"><text:span text:style-name="Standardstycketeckensnitt"><text:span text:style-name="T2">#4</text:span></text:span></text:p>
          </table:table-cell>
          <table:table-cell table:style-name="Tabell1.A1" office:value-type="string">
            <text:p text:style-name="P10">Anv: admin@admin.com<text:line-break/>Lösen: admin!</text:p>
          </table:table-cell>
          <table:table-cell table:style-name="Tabell1.A1" office:value-type="string">
            <text:p text:style-name="P21">Användaren omdirigeras till medlemshanteringens översikt.</text:p>
          </table:table-cell>
          <table:table-cell table:style-name="Tabell1.A1" office:value-type="string">
            <text:p text:style-name="P14"><text:span text:style-name="Standardstycketeckensnitt">”</text:span><text:span text:style-name="Standardstycketeckensnitt"><text:span text:style-name="T13">Användaren omdirigeras till medelshanteringens översikt”.</text:span></text:span></text:p>
          </table:table-cell>
          <table:table-cell table:style-name="Tabell1.A1" office:value-type="string">
            <text:p text:style-name="P15"><text:span text:style-name="Standardstycketeckensnitt"><text:span text:style-name="T9">Nej</text:span></text:span></text:p>
          </table:table-cell>
        </table:table-row>
      </table:table>
      <text:h text:style-name="P23" text:outline-level="2">3.1.<text:span text:style-name="T14">1</text:span> Kommentarer kring testerna</text:h>
      <text:p text:style-name="P2">Testerna ovan påvisar att:</text:p>
      <text:list xml:id="list1359373653118372044" text:style-name="L1">
        <text:list-item>
          <text:p text:style-name="P25">Applikationen kontrollerar om användaren som försöker logga in verkligen finns.</text:p>
        </text:list-item>
        <text:list-item>
          <text:p text:style-name="P25">Felhantering fungerar som tänkt och informerar användaren om vad som gick fel vid misslyckad inloggning.</text:p>
        </text:list-item>
        <text:list-item>
          <text:p text:style-name="P25">Inloggningen fungerar korrekt vid korrekta uppgifter och sätter session på admin och sänder denne vidare till översikten för medlemshanteringen.</text:p>
        </text:list-item>
      </text:list>
      <text:h text:style-name="P30" text:outline-level="1"><text:span text:style-name="Standardstycketeckensnitt"><text:span text:style-name="T5"/></text:span></text:h>
      <text:h text:style-name="P30" text:outline-level="1"><text:span text:style-name="Standardstycketeckensnitt"><text:span text:style-name="T5"/></text:span></text:h>
      <text:h text:style-name="P30" text:outline-level="1"><text:span text:style-name="Standardstycketeckensnitt"><text:span text:style-name="T5"/></text:span></text:h>
      <text:h text:style-name="P31" text:outline-level="1"><text:span text:style-name="Standardstycketeckensnitt"><text:span text:style-name="T5"/></text:span></text:h>
      <text:h text:style-name="P32" text:outline-level="1"><text:span text:style-name="Standardstycketeckensnitt"><text:span text:style-name="T5">3</text:span></text:span><text:span text:style-name="Standardstycketeckensnitt"><text:span text:style-name="T4">.</text:span></text:span><text:span text:style-name="Standardstycketeckensnitt"><text:span text:style-name="T6">2</text:span></text:span><text:span text:style-name="Standardstycketeckensnitt"><text:span text:style-name="T4"> </text:span></text:span><text:span text:style-name="Standardstycketeckensnitt"><text:span text:style-name="T6">Utloggning</text:span></text:span></text:h>
      <text:p text:style-name="P9"><text:span text:style-name="Standardstycketeckensnitt"><text:span text:style-name="T8">Inne i medlemshanteringssystemet skall man genom en länk kunna logga ut, där administratörens session nollställs (så denne inte utan att logga in igen kan ta sig in i medlemshanteraren).</text:span></text:span></text:p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row table:style-name="Tabell2.1">
          <table:table-cell table:style-name="Tabell2.A1" office:value-type="string">
            <text:p text:style-name="P13">ID</text:p>
          </table:table-cell>
          <table:table-cell table:style-name="Tabell2.A1" office:value-type="string">
            <text:p text:style-name="P13">INPUT</text:p>
          </table:table-cell>
          <table:table-cell table:style-name="Tabell2.A1" office:value-type="string">
            <text:p text:style-name="P13">FÖRVÄNTAD OUTPUT</text:p>
          </table:table-cell>
          <table:table-cell table:style-name="Tabell2.A1" office:value-type="string">
            <text:p text:style-name="P13">FAKTISKT OUTPUT</text:p>
          </table:table-cell>
          <table:table-cell table:style-name="Tabell2.A1" office:value-type="string">
            <text:p text:style-name="P13">Fel</text:p>
          </table:table-cell>
        </table:table-row>
        <table:table-row table:style-name="Tabell2.2">
          <table:table-cell table:style-name="Tabell2.A2" office:value-type="string">
            <text:p text:style-name="P18"><text:span text:style-name="Standardstycketeckensnitt"><text:span text:style-name="T2">#</text:span></text:span><text:span text:style-name="Standardstycketeckensnitt"><text:span text:style-name="T3">5</text:span></text:span></text:p>
          </table:table-cell>
          <table:table-cell table:style-name="Tabell2.A2" office:value-type="string">
            <text:p text:style-name="P11">Klick på utloggningslänk.</text:p>
          </table:table-cell>
          <table:table-cell table:style-name="Tabell2.A2" office:value-type="string">
            <text:p text:style-name="P22"><text:span text:style-name="T13">O</text:span>mdirigering till inloggningsformulär.</text:p>
          </table:table-cell>
          <table:table-cell table:style-name="Tabell2.A2" office:value-type="string">
            <text:p text:style-name="P16">”<text:span text:style-name="T17">Omdirigering till inloggningsformulär”</text:span></text:p>
          </table:table-cell>
          <table:table-cell table:style-name="Tabell2.A2" office:value-type="string">
            <text:p text:style-name="P16">Nej</text:p>
          </table:table-cell>
        </table:table-row>
        <table:table-row table:style-name="Tabell2.1">
          <table:table-cell table:style-name="Tabell2.A1" office:value-type="string">
            <text:p text:style-name="P18"><text:span text:style-name="Standardstycketeckensnitt"><text:span text:style-name="T2">#</text:span></text:span><text:span text:style-name="Standardstycketeckensnitt"><text:span text:style-name="T3">6</text:span></text:span></text:p>
          </table:table-cell>
          <table:table-cell table:style-name="Tabell2.A1" office:value-type="string">
            <text:p text:style-name="P11">Test ID1 + Test att gå in på overview.asp som endast administratörer skall ha tillgång till.</text:p>
          </table:table-cell>
          <table:table-cell table:style-name="Tabell2.A1" office:value-type="string">
            <text:p text:style-name="P20"><text:span text:style-name="Standardstycketeckensnitt"><text:span text:style-name="T17">Omdirigering till inloggningsformulär.</text:span></text:span></text:p>
          </table:table-cell>
          <table:table-cell table:style-name="Tabell2.A1" office:value-type="string">
            <text:p text:style-name="P16">”<text:span text:style-name="T17">Omdirigering till inloggningsformulär”</text:span></text:p>
          </table:table-cell>
          <table:table-cell table:style-name="Tabell2.A1" office:value-type="string">
            <text:p text:style-name="P16"><text:span text:style-name="Standardstycketeckensnitt">Nej</text:span></text:p>
          </table:table-cell>
        </table:table-row>
      </table:table>
      <text:h text:style-name="P24" text:outline-level="2">3.<text:span text:style-name="T17">2</text:span>.<text:span text:style-name="T14">1</text:span> Kommentarer kring testerna</text:h>
      <text:p text:style-name="P6">Testerna ovan påvisar att:</text:p>
      <text:list xml:id="list191358451161330" text:continue-numbering="true" text:style-name="L1">
        <text:list-item>
          <text:p text:style-name="P26">Applikationen avslutar sessionen för en administratör när denne loggar ut.</text:p>
        </text:list-item>
        <text:list-item>
          <text:p text:style-name="P26">Utan aktiv session kan man inte få tillgång till inloggningsskyddade sido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1pt" fo:letter-spacing="normal" fo:language="sv" fo:country="S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sv" fo:country="S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cm" style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styck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Fotnotstext" style:family="paragraph" style:parent-style-name="Normal">
      <style:paragraph-properties fo:margin-top="0cm" fo:margin-bottom="0cm" style:contextual-spacing="false" fo:line-height="100%" fo:hyphenation-ladder-count="no-limit"/>
      <style:text-properties fo:font-size="10pt" style:font-size-asian="10pt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stycketeckensnitt" style:family="text"/>
    <style:style style:name="Rubrik_20_1_20_Char" style:display-name="Rubrik 1 Char" style:family="text" style:parent-style-name="Standardstycketeckensnitt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Rubrik_20_2_20_Char" style:display-name="Rubrik 2 Char" style:family="text" style:parent-style-name="Standardstycketeckensnit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Rubrik_20_Char" style:display-name="Rubrik Char" style:family="text" style:parent-style-name="Standardstycketeckensnit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Fotnotstext_20_Char" style:display-name="Fotnotstext Char" style:family="text" style:parent-style-name="Standardstycketeckensnitt">
      <style:text-properties fo:font-size="10pt" style:font-size-asian="10pt" style:font-size-complex="10pt"/>
    </style:style>
    <style:style style:name="Fotnotsreferens" style:family="text" style:parent-style-name="Standardstycketeckensnitt">
      <style:text-properties style:text-position="super 64%"/>
    </style:style>
    <style:style style:name="Hyperlänk" style:family="text" style:parent-style-name="Standardstycketeckensnit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tnotsreferens" text:citation-body-style-name="Fotnotsreferens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dc:title/>
    <dc:description/>
    <dc:subject/>
    <meta:initial-creator>Robert Roos</meta:initial-creator>
    <meta:creation-date>2014-01-10T14:17:00Z</meta:creation-date>
    <dc:date>2014-01-10T19:13:58.338000000</dc:date>
    <meta:editing-cycles>10</meta:editing-cycles>
    <meta:editing-duration>PT19M17S</meta:editing-duration>
    <meta:document-statistic meta:table-count="2" meta:image-count="0" meta:object-count="0" meta:page-count="3" meta:paragraph-count="62" meta:word-count="458" meta:character-count="3380" meta:non-whitespace-character-count="2989"/>
    <meta:template xlink:type="simple" xlink:actuate="onRequest" xlink:title="" xlink:href="Normal"/>
  </office:meta>
</office:document-meta>
</file>